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65)">
            <text:p>sn(16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09:49.36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09:49.36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09:49.36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09:49.36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3T09:09:50.53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46cm" draw:caption-point-x="-1.353cm" draw:caption-point-y="2.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2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09:50.76">
            <text:p>2020/2/13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cm" draw:caption-point-x="-1.353cm" draw:caption-point-y="2.4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3)">
            <text:p>sn(13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3T09:09:50.9">
            <text:p>2020/2/13 9:09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79cm" draw:caption-point-x="-1.353cm" draw:caption-point-y="2.4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65)">
            <text:p>sn(16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3T09:09:49.35">
            <text:p>2020/2/13 9:0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65)">
            <text:p>sn(16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3T09:09:49.35">
            <text:p>2020/2/13 9:0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9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9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3T09:09:49.35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3T09:09:49.35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5)">
            <text:p>sn(16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09:51.43">
            <text:p>2020/2/13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1cm" draw:caption-point-x="-1.353cm" draw:caption-point-y="2.2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3T09:09:49.39">
            <text:p>2020/2/13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5)">
            <text:p>sn(16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09:51.65">
            <text:p>2020/2/13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1cm" draw:caption-point-x="-1.353cm" draw:caption-point-y="2.2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2020/02/13</text:date>, <text:time>09:0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3T09:09:49.26</dc:date>
    <dc:creator>iwabuchi ken</dc:creator>
    <meta:editing-duration>P7DT7M15S</meta:editing-duration>
    <meta:editing-cycles>677</meta:editing-cycles>
    <meta:generator>OpenOffice/4.1.3$Win32 OpenOffice.org_project/413m1$Build-9783</meta:generator>
    <meta:document-statistic meta:table-count="10" meta:cell-count="4763" meta:object-count="0"/>
    <meta:user-defined meta:name="sheets-banding"/>
    <meta:user-defined meta:name="sheets-original-selection"/>
  </office:meta>
</office:document-meta>
</file>